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8069in"/>
    </style:style>
    <style:style style:name="TableColumn3" style:family="table-column">
      <style:table-column-properties style:column-width="1.0625in"/>
    </style:style>
    <style:style style:name="TableColumn4" style:family="table-column">
      <style:table-column-properties style:column-width="7.625in"/>
    </style:style>
    <style:style style:name="Table1" style:family="table" style:master-page-name="MP0">
      <style:table-properties style:width="10.4944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5" style:family="table-row">
      <style:table-row-properties/>
    </style:style>
    <style:style style:name="TableCell1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5" style:family="table-row">
      <style:table-row-properties/>
    </style:style>
    <style:style style:name="TableCell2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5" style:family="table-row">
      <style:table-row-properties/>
    </style:style>
    <style:style style:name="TableCell3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5" style:family="table-row">
      <style:table-row-properties/>
    </style:style>
    <style:style style:name="TableCell4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0" style:parent-style-name="Normal" style:family="paragraph">
      <style:paragraph-properties fo:margin-bottom="0in" fo:line-height="100%"/>
    </style:style>
    <style:style style:name="T5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5" style:family="table-row">
      <style:table-row-properties/>
    </style:style>
    <style:style style:name="TableCell5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5" style:family="table-row">
      <style:table-row-properties/>
    </style:style>
    <style:style style:name="TableCell6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5" style:family="table-row">
      <style:table-row-properties/>
    </style:style>
    <style:style style:name="TableCell7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3" style:parent-style-name="Normal" style:family="paragraph">
      <style:paragraph-properties fo:margin-bottom="0in" fo:line-height="100%"/>
    </style:style>
    <style:style style:name="T8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5" style:family="table-row">
      <style:table-row-properties/>
    </style:style>
    <style:style style:name="TableCell8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95" style:family="table-row">
      <style:table-row-properties/>
    </style:style>
    <style:style style:name="TableCell9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0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05" style:family="table-row">
      <style:table-row-properties/>
    </style:style>
    <style:style style:name="TableCell10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07" style:parent-style-name="Normal" style:family="paragraph">
      <style:paragraph-properties fo:margin-bottom="0in" fo:line-height="100%"/>
    </style:style>
    <style:style style:name="T10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0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1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15" style:family="table-row">
      <style:table-row-properties/>
    </style:style>
    <style:style style:name="TableCell11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1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2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25" style:family="table-row">
      <style:table-row-properties/>
    </style:style>
    <style:style style:name="TableCell12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27" style:parent-style-name="Normal" style:family="paragraph">
      <style:paragraph-properties fo:margin-bottom="0in" fo:line-height="100%"/>
    </style:style>
    <style:style style:name="T12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2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3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35" style:family="table-row">
      <style:table-row-properties/>
    </style:style>
    <style:style style:name="TableCell13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3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4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43" style:parent-style-name="Normal" style:family="paragraph">
      <style:paragraph-properties fo:margin-bottom="0in" fo:line-height="100%"/>
    </style:style>
    <style:style style:name="T14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45" style:family="table-row">
      <style:table-row-properties/>
    </style:style>
    <style:style style:name="TableCell14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4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50" style:parent-style-name="Normal" style:family="paragraph">
      <style:paragraph-properties fo:margin-bottom="0in" fo:line-height="100%"/>
    </style:style>
    <style:style style:name="T15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5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55" style:family="table-row">
      <style:table-row-properties/>
    </style:style>
    <style:style style:name="TableCell15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5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60" style:parent-style-name="Normal" style:family="paragraph">
      <style:paragraph-properties fo:margin-bottom="0in" fo:line-height="100%"/>
    </style:style>
    <style:style style:name="T16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6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65" style:family="table-row">
      <style:table-row-properties/>
    </style:style>
    <style:style style:name="TableCell16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6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7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75" style:family="table-row">
      <style:table-row-properties/>
    </style:style>
    <style:style style:name="TableCell17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7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8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85" style:family="table-row">
      <style:table-row-properties/>
    </style:style>
    <style:style style:name="TableCell18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87" style:parent-style-name="Normal" style:family="paragraph">
      <style:paragraph-properties fo:margin-bottom="0in" fo:line-height="100%"/>
    </style:style>
    <style:style style:name="T18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8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9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193" style:parent-style-name="Normal" style:family="paragraph">
      <style:paragraph-properties fo:margin-bottom="0in" fo:line-height="100%"/>
    </style:style>
    <style:style style:name="T19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195" style:family="table-row">
      <style:table-row-properties/>
    </style:style>
    <style:style style:name="TableCell19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19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00" style:parent-style-name="Normal" style:family="paragraph">
      <style:paragraph-properties fo:margin-bottom="0in" fo:line-height="100%"/>
    </style:style>
    <style:style style:name="T201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0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03" style:parent-style-name="Normal" style:family="paragraph">
      <style:paragraph-properties fo:margin-bottom="0in" fo:line-height="100%"/>
    </style:style>
    <style:style style:name="T204" style:parent-style-name="DefaultParagraphFont" style:family="text"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05" style:family="table-row">
      <style:table-row-properties/>
    </style:style>
    <style:style style:name="TableCell20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0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0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0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1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1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12" style:family="table-row">
      <style:table-row-properties/>
    </style:style>
    <style:style style:name="TableCell21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1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1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1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1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1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19" style:family="table-row">
      <style:table-row-properties/>
    </style:style>
    <style:style style:name="TableCell22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2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2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2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2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2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26" style:family="table-row">
      <style:table-row-properties/>
    </style:style>
    <style:style style:name="TableCell22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2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2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3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3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3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33" style:family="table-row">
      <style:table-row-properties/>
    </style:style>
    <style:style style:name="TableCell23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3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3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3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3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3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40" style:family="table-row">
      <style:table-row-properties/>
    </style:style>
    <style:style style:name="TableCell24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4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4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4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45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4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47" style:family="table-row">
      <style:table-row-properties/>
    </style:style>
    <style:style style:name="TableCell24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4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5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5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5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5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54" style:family="table-row">
      <style:table-row-properties/>
    </style:style>
    <style:style style:name="TableCell25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5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5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5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59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6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61" style:family="table-row">
      <style:table-row-properties/>
    </style:style>
    <style:style style:name="TableCell26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6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6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6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66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6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68" style:family="table-row">
      <style:table-row-properties/>
    </style:style>
    <style:style style:name="TableCell26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7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7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7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73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7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75" style:family="table-row">
      <style:table-row-properties/>
    </style:style>
    <style:style style:name="TableCell27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7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7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7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8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8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82" style:family="table-row">
      <style:table-row-properties/>
    </style:style>
    <style:style style:name="TableCell28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8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8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8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8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8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89" style:family="table-row">
      <style:table-row-properties/>
    </style:style>
    <style:style style:name="TableCell29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9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9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9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9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29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296" style:family="table-row">
      <style:table-row-properties/>
    </style:style>
    <style:style style:name="TableCell29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29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29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0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0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0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03" style:family="table-row">
      <style:table-row-properties/>
    </style:style>
    <style:style style:name="TableCell30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0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0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0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0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0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10" style:family="table-row">
      <style:table-row-properties/>
    </style:style>
    <style:style style:name="TableCell31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1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1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1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15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1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17" style:family="table-row">
      <style:table-row-properties/>
    </style:style>
    <style:style style:name="TableCell31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1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2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2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2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2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24" style:family="table-row">
      <style:table-row-properties/>
    </style:style>
    <style:style style:name="TableCell32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2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2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2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29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3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31" style:family="table-row">
      <style:table-row-properties/>
    </style:style>
    <style:style style:name="TableCell33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3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3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3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36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3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38" style:family="table-row">
      <style:table-row-properties/>
    </style:style>
    <style:style style:name="TableCell33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4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4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4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43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4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45" style:family="table-row">
      <style:table-row-properties/>
    </style:style>
    <style:style style:name="TableCell34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4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4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4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5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5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52" style:family="table-row">
      <style:table-row-properties/>
    </style:style>
    <style:style style:name="TableCell35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5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5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5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5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5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59" style:family="table-row">
      <style:table-row-properties/>
    </style:style>
    <style:style style:name="TableCell36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6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6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6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6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6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66" style:family="table-row">
      <style:table-row-properties/>
    </style:style>
    <style:style style:name="TableCell36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6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6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7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7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7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73" style:family="table-row">
      <style:table-row-properties/>
    </style:style>
    <style:style style:name="TableCell37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7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7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7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7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7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80" style:family="table-row">
      <style:table-row-properties/>
    </style:style>
    <style:style style:name="TableCell38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8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8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8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85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8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87" style:family="table-row">
      <style:table-row-properties/>
    </style:style>
    <style:style style:name="TableCell38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8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9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9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9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39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394" style:family="table-row">
      <style:table-row-properties/>
    </style:style>
    <style:style style:name="TableCell39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9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9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39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399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0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01" style:family="table-row">
      <style:table-row-properties/>
    </style:style>
    <style:style style:name="TableCell40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0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0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0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06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0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08" style:family="table-row">
      <style:table-row-properties/>
    </style:style>
    <style:style style:name="TableCell40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1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1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1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13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1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15" style:family="table-row">
      <style:table-row-properties/>
    </style:style>
    <style:style style:name="TableCell41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1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1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2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2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22" style:family="table-row">
      <style:table-row-properties/>
    </style:style>
    <style:style style:name="TableCell42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2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2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2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2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2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29" style:family="table-row">
      <style:table-row-properties/>
    </style:style>
    <style:style style:name="TableCell43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3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3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3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3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3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36" style:family="table-row">
      <style:table-row-properties/>
    </style:style>
    <style:style style:name="TableCell43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3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3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4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4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4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43" style:family="table-row">
      <style:table-row-properties/>
    </style:style>
    <style:style style:name="TableCell44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4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4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4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4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4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50" style:family="table-row">
      <style:table-row-properties/>
    </style:style>
    <style:style style:name="TableCell45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5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5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5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55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5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57" style:family="table-row">
      <style:table-row-properties/>
    </style:style>
    <style:style style:name="TableCell45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5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6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6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6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6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64" style:family="table-row">
      <style:table-row-properties/>
    </style:style>
    <style:style style:name="TableCell46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6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6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6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69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7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71" style:family="table-row">
      <style:table-row-properties/>
    </style:style>
    <style:style style:name="TableCell47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7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7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7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76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7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78" style:family="table-row">
      <style:table-row-properties/>
    </style:style>
    <style:style style:name="TableCell47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8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8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8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83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8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85" style:family="table-row">
      <style:table-row-properties/>
    </style:style>
    <style:style style:name="TableCell48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8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8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8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9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9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92" style:family="table-row">
      <style:table-row-properties/>
    </style:style>
    <style:style style:name="TableCell49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9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9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49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49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49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499" style:family="table-row">
      <style:table-row-properties/>
    </style:style>
    <style:style style:name="TableCell50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0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0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0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0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0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06" style:family="table-row">
      <style:table-row-properties/>
    </style:style>
    <style:style style:name="TableCell50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0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0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1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1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1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13" style:family="table-row">
      <style:table-row-properties/>
    </style:style>
    <style:style style:name="TableCell51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1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1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1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1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20" style:family="table-row">
      <style:table-row-properties/>
    </style:style>
    <style:style style:name="TableCell52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2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2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2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25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2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27" style:family="table-row">
      <style:table-row-properties/>
    </style:style>
    <style:style style:name="TableCell52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2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3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3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3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3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34" style:family="table-row">
      <style:table-row-properties/>
    </style:style>
    <style:style style:name="TableCell53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3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3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3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39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4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41" style:family="table-row">
      <style:table-row-properties/>
    </style:style>
    <style:style style:name="TableCell54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4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4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4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46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4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48" style:family="table-row">
      <style:table-row-properties/>
    </style:style>
    <style:style style:name="TableCell54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5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5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5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53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5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55" style:family="table-row">
      <style:table-row-properties/>
    </style:style>
    <style:style style:name="TableCell55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5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5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5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6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6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62" style:family="table-row">
      <style:table-row-properties/>
    </style:style>
    <style:style style:name="TableCell56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6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6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6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6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6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69" style:family="table-row">
      <style:table-row-properties/>
    </style:style>
    <style:style style:name="TableCell57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7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7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7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7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7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76" style:family="table-row">
      <style:table-row-properties/>
    </style:style>
    <style:style style:name="TableCell57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7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7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8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8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8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83" style:family="table-row">
      <style:table-row-properties/>
    </style:style>
    <style:style style:name="TableCell58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8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8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8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8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90" style:family="table-row">
      <style:table-row-properties/>
    </style:style>
    <style:style style:name="TableCell59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9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9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9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595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59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597" style:family="table-row">
      <style:table-row-properties/>
    </style:style>
    <style:style style:name="TableCell59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59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0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0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0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0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04" style:family="table-row">
      <style:table-row-properties/>
    </style:style>
    <style:style style:name="TableCell60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0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0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0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09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1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11" style:family="table-row">
      <style:table-row-properties/>
    </style:style>
    <style:style style:name="TableCell61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1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1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1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16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18" style:family="table-row">
      <style:table-row-properties/>
    </style:style>
    <style:style style:name="TableCell61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2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2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2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23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2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25" style:family="table-row">
      <style:table-row-properties/>
    </style:style>
    <style:style style:name="TableCell62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2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2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2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3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3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32" style:family="table-row">
      <style:table-row-properties/>
    </style:style>
    <style:style style:name="TableCell63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3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3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3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3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3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39" style:family="table-row">
      <style:table-row-properties/>
    </style:style>
    <style:style style:name="TableCell64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4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4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4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4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4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46" style:family="table-row">
      <style:table-row-properties/>
    </style:style>
    <style:style style:name="TableCell64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4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4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5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5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5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53" style:family="table-row">
      <style:table-row-properties/>
    </style:style>
    <style:style style:name="TableCell65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5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5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5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5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5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60" style:family="table-row">
      <style:table-row-properties/>
    </style:style>
    <style:style style:name="TableCell66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6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6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6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65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6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67" style:family="table-row">
      <style:table-row-properties/>
    </style:style>
    <style:style style:name="TableCell66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6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7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7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7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7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74" style:family="table-row">
      <style:table-row-properties/>
    </style:style>
    <style:style style:name="TableCell67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7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7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7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79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8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81" style:family="table-row">
      <style:table-row-properties/>
    </style:style>
    <style:style style:name="TableCell68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8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8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86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8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88" style:family="table-row">
      <style:table-row-properties/>
    </style:style>
    <style:style style:name="TableCell68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9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9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9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93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69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695" style:family="table-row">
      <style:table-row-properties/>
    </style:style>
    <style:style style:name="TableCell69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9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69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69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0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0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02" style:family="table-row">
      <style:table-row-properties/>
    </style:style>
    <style:style style:name="TableCell70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0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0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0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0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0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09" style:family="table-row">
      <style:table-row-properties/>
    </style:style>
    <style:style style:name="TableCell71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1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1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1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1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1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16" style:family="table-row">
      <style:table-row-properties/>
    </style:style>
    <style:style style:name="TableCell71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1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1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2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2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2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23" style:family="table-row">
      <style:table-row-properties/>
    </style:style>
    <style:style style:name="TableCell72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2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2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2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2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2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30" style:family="table-row">
      <style:table-row-properties/>
    </style:style>
    <style:style style:name="TableCell73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3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3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3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35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3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37" style:family="table-row">
      <style:table-row-properties/>
    </style:style>
    <style:style style:name="TableCell73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3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4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4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4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4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44" style:family="table-row">
      <style:table-row-properties/>
    </style:style>
    <style:style style:name="TableCell74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4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4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4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49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5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51" style:family="table-row">
      <style:table-row-properties/>
    </style:style>
    <style:style style:name="TableCell75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5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5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5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56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5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58" style:family="table-row">
      <style:table-row-properties/>
    </style:style>
    <style:style style:name="TableCell75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6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6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6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63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6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65" style:family="table-row">
      <style:table-row-properties/>
    </style:style>
    <style:style style:name="TableCell76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6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6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6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7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7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72" style:family="table-row">
      <style:table-row-properties/>
    </style:style>
    <style:style style:name="TableCell77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7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7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7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7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7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79" style:family="table-row">
      <style:table-row-properties/>
    </style:style>
    <style:style style:name="TableCell78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8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8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8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8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86" style:family="table-row">
      <style:table-row-properties/>
    </style:style>
    <style:style style:name="TableCell78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8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8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9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9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9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793" style:family="table-row">
      <style:table-row-properties/>
    </style:style>
    <style:style style:name="TableCell79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9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9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79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79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79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00" style:family="table-row">
      <style:table-row-properties/>
    </style:style>
    <style:style style:name="TableCell80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0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0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0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05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0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07" style:family="table-row">
      <style:table-row-properties/>
    </style:style>
    <style:style style:name="TableCell80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0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1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1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1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1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14" style:family="table-row">
      <style:table-row-properties/>
    </style:style>
    <style:style style:name="TableCell81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1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1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1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19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2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21" style:family="table-row">
      <style:table-row-properties/>
    </style:style>
    <style:style style:name="TableCell82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2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2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2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26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2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28" style:family="table-row">
      <style:table-row-properties/>
    </style:style>
    <style:style style:name="TableCell82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3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3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3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33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3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35" style:family="table-row">
      <style:table-row-properties/>
    </style:style>
    <style:style style:name="TableCell83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3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3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3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4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4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42" style:family="table-row">
      <style:table-row-properties/>
    </style:style>
    <style:style style:name="TableCell84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4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4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4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4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4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49" style:family="table-row">
      <style:table-row-properties/>
    </style:style>
    <style:style style:name="TableCell85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5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5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5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5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5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56" style:family="table-row">
      <style:table-row-properties/>
    </style:style>
    <style:style style:name="TableCell85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5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5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6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6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6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63" style:family="table-row">
      <style:table-row-properties/>
    </style:style>
    <style:style style:name="TableCell86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6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6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6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6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6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70" style:family="table-row">
      <style:table-row-properties/>
    </style:style>
    <style:style style:name="TableCell87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7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7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7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75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7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77" style:family="table-row">
      <style:table-row-properties/>
    </style:style>
    <style:style style:name="TableCell87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7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8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8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82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8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84" style:family="table-row">
      <style:table-row-properties/>
    </style:style>
    <style:style style:name="TableCell88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8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8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8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89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9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91" style:family="table-row">
      <style:table-row-properties/>
    </style:style>
    <style:style style:name="TableCell89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9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9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89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896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89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898" style:family="table-row">
      <style:table-row-properties/>
    </style:style>
    <style:style style:name="TableCell89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0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01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0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03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90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905" style:family="table-row">
      <style:table-row-properties/>
    </style:style>
    <style:style style:name="TableCell90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0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08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0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10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91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912" style:family="table-row">
      <style:table-row-properties/>
    </style:style>
    <style:style style:name="TableCell913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1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15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1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17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91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919" style:family="table-row">
      <style:table-row-properties/>
    </style:style>
    <style:style style:name="TableCell920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2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22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2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24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92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926" style:family="table-row">
      <style:table-row-properties/>
    </style:style>
    <style:style style:name="TableCell927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2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29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3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31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93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Row933" style:family="table-row">
      <style:table-row-properties/>
    </style:style>
    <style:style style:name="TableCell934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3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36" style:family="table-cell">
      <style:table-cell-properties fo:border="0.0104in solid #B8C3D0" style:writing-mode="lr-tb" fo:padding-top="0.0208in" fo:padding-left="0.0625in" fo:padding-bottom="0.0416in" fo:padding-right="0.0625in" fo:wrap-option="no-wrap"/>
    </style:style>
    <style:style style:name="P93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  <style:style style:name="TableCell938" style:family="table-cell">
      <style:table-cell-properties fo:border="0.0104in solid #B8C3D0" style:writing-mode="lr-tb" fo:padding-top="0.0208in" fo:padding-left="0.0625in" fo:padding-bottom="0.0416in" fo:padding-right="0.0625in"/>
    </style:style>
    <style:style style:name="P93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9.5pt" style:font-size-asian="9.5pt" style:font-size-complex="9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1/7/2023 12:24:23.996 AM</text:span></text:p>
          </table:table-cell>
          <table:table-cell table:style-name="TableCell9">
            <text:p text:style-name="P10"><text:span text:style-name="T11">Information</text:span></text:p>
          </table:table-cell>
          <table:table-cell table:style-name="TableCell12">
            <text:p text:style-name="P13"><text:span text:style-name="T14">SOAP: Request message entering the adapter processing with user PIAPPLH77</text:span></text:p>
          </table:table-cell>
        </table:table-row>
        <table:table-row table:style-name="TableRow15">
          <table:table-cell table:style-name="TableCell16">
            <text:p text:style-name="P17"><text:span text:style-name="T18">1/7/2023 12:24:24.003 AM</text:span></text:p>
          </table:table-cell>
          <table:table-cell table:style-name="TableCell19">
            <text:p text:style-name="P20"><text:span text:style-name="T21">Information</text:span></text:p>
          </table:table-cell>
          <table:table-cell table:style-name="TableCell22">
            <text:p text:style-name="P23"><text:span text:style-name="T24">MP: processing local module localejbs/CallSapAdapter</text:span></text:p>
          </table:table-cell>
        </table:table-row>
        <table:table-row table:style-name="TableRow25">
          <table:table-cell table:style-name="TableCell26">
            <text:p text:style-name="P27"><text:span text:style-name="T28">1/7/2023 12:24:24.003 AM</text:span></text:p>
          </table:table-cell>
          <table:table-cell table:style-name="TableCell29">
            <text:p text:style-name="P30"><text:span text:style-name="T31">Information</text:span></text:p>
          </table:table-cell>
          <table:table-cell table:style-name="TableCell32">
            <text:p text:style-name="P33"><text:span text:style-name="T34">Application attempting to send an XI message asynchronously using connection SOAP_http://sap.com/xi/XI/System</text:span></text:p>
          </table:table-cell>
        </table:table-row>
        <table:table-row table:style-name="TableRow35">
          <table:table-cell table:style-name="TableCell36">
            <text:p text:style-name="P37"><text:span text:style-name="T38">1/7/2023 12:24:24.016 AM</text:span></text:p>
          </table:table-cell>
          <table:table-cell table:style-name="TableCell39">
            <text:p text:style-name="P40"><text:span text:style-name="T41">Information</text:span></text:p>
          </table:table-cell>
          <table:table-cell table:style-name="TableCell42">
            <text:p text:style-name="P43"><text:span text:style-name="T44">Compressed the message from 130076 to 11774 bytes in 6 milliseconds</text:span></text:p>
          </table:table-cell>
        </table:table-row>
        <table:table-row table:style-name="TableRow45">
          <table:table-cell table:style-name="TableCell46">
            <text:p text:style-name="P47"><text:span text:style-name="T48">1/7/2023 12:24:24.055 AM</text:span></text:p>
          </table:table-cell>
          <table:table-cell table:style-name="TableCell49">
            <text:p text:style-name="P50"><text:span text:style-name="T51">Information</text:span></text:p>
          </table:table-cell>
          <table:table-cell table:style-name="TableCell52">
            <text:p text:style-name="P53"><text:span text:style-name="T54">Compressed the message from 130219 to 11802 bytes in 6 milliseconds</text:span></text:p>
          </table:table-cell>
        </table:table-row>
        <table:table-row table:style-name="TableRow55">
          <table:table-cell table:style-name="TableCell56">
            <text:p text:style-name="P57"><text:span text:style-name="T58">1/7/2023 12:24:24.063 AM</text:span></text:p>
          </table:table-cell>
          <table:table-cell table:style-name="TableCell59">
            <text:p text:style-name="P60"><text:span text:style-name="T61">Information</text:span></text:p>
          </table:table-cell>
          <table:table-cell table:style-name="TableCell62">
            <text:p text:style-name="P63"><text:span text:style-name="T64">Trying to put the message into the send queue</text:span></text:p>
          </table:table-cell>
        </table:table-row>
        <table:table-row table:style-name="TableRow65">
          <table:table-cell table:style-name="TableCell66">
            <text:p text:style-name="P67"><text:span text:style-name="T68">1/7/2023 12:24:24.070 AM</text:span></text:p>
          </table:table-cell>
          <table:table-cell table:style-name="TableCell69">
            <text:p text:style-name="P70"><text:span text:style-name="T71">Information</text:span></text:p>
          </table:table-cell>
          <table:table-cell table:style-name="TableCell72">
            <text:p text:style-name="P73"><text:span text:style-name="T74">Compressed the message from 130219 to 11802 bytes in 4 milliseconds</text:span></text:p>
          </table:table-cell>
        </table:table-row>
        <table:table-row table:style-name="TableRow75">
          <table:table-cell table:style-name="TableCell76">
            <text:p text:style-name="P77"><text:span text:style-name="T78">1/7/2023 12:24:24.082 AM</text:span></text:p>
          </table:table-cell>
          <table:table-cell table:style-name="TableCell79">
            <text:p text:style-name="P80"><text:span text:style-name="T81">Information</text:span></text:p>
          </table:table-cell>
          <table:table-cell table:style-name="TableCell82">
            <text:p text:style-name="P83"><text:span text:style-name="T84">Message successfully put into the queue</text:span></text:p>
          </table:table-cell>
        </table:table-row>
        <table:table-row table:style-name="TableRow85">
          <table:table-cell table:style-name="TableCell86">
            <text:p text:style-name="P87"><text:span text:style-name="T88">1/7/2023 12:24:24.082 AM</text:span></text:p>
          </table:table-cell>
          <table:table-cell table:style-name="TableCell89">
            <text:p text:style-name="P90"><text:span text:style-name="T91">Information</text:span></text:p>
          </table:table-cell>
          <table:table-cell table:style-name="TableCell92">
            <text:p text:style-name="P93"><text:span text:style-name="T94">The application sent the message asynchronously using connection SOAP_http://sap.com/xi/XI/System. Returning to application</text:span></text:p>
          </table:table-cell>
        </table:table-row>
        <table:table-row table:style-name="TableRow95">
          <table:table-cell table:style-name="TableCell96">
            <text:p text:style-name="P97"><text:span text:style-name="T98">1/7/2023 12:24:24.084 AM</text:span></text:p>
          </table:table-cell>
          <table:table-cell table:style-name="TableCell99">
            <text:p text:style-name="P100"><text:span text:style-name="T101">Information</text:span></text:p>
          </table:table-cell>
          <table:table-cell table:style-name="TableCell102">
            <text:p text:style-name="P103"><text:span text:style-name="T104">The message was successfully retrieved from the send queue</text:span></text:p>
          </table:table-cell>
        </table:table-row>
        <table:table-row table:style-name="TableRow105">
          <table:table-cell table:style-name="TableCell106">
            <text:p text:style-name="P107"><text:span text:style-name="T108">1/7/2023 12:24:24.087 AM</text:span></text:p>
          </table:table-cell>
          <table:table-cell table:style-name="TableCell109">
            <text:p text:style-name="P110"><text:span text:style-name="T111">Information</text:span></text:p>
          </table:table-cell>
          <table:table-cell table:style-name="TableCell112">
            <text:p text:style-name="P113"><text:span text:style-name="T114">SOAP: Processing completed</text:span></text:p>
          </table:table-cell>
        </table:table-row>
        <table:table-row table:style-name="TableRow115">
          <table:table-cell table:style-name="TableCell116">
            <text:p text:style-name="P117"><text:span text:style-name="T118">1/7/2023 12:24:24.087 AM</text:span></text:p>
          </table:table-cell>
          <table:table-cell table:style-name="TableCell119">
            <text:p text:style-name="P120"><text:span text:style-name="T121">Information</text:span></text:p>
          </table:table-cell>
          <table:table-cell table:style-name="TableCell122">
            <text:p text:style-name="P123"><text:span text:style-name="T124">SOAP: Response message leaving the adapter</text:span></text:p>
          </table:table-cell>
        </table:table-row>
        <table:table-row table:style-name="TableRow125">
          <table:table-cell table:style-name="TableCell126">
            <text:p text:style-name="P127"><text:span text:style-name="T128">1/7/2023 12:24:24.089 AM</text:span></text:p>
          </table:table-cell>
          <table:table-cell table:style-name="TableCell129">
            <text:p text:style-name="P130"><text:span text:style-name="T131">Information</text:span></text:p>
          </table:table-cell>
          <table:table-cell table:style-name="TableCell132">
            <text:p text:style-name="P133"><text:span text:style-name="T134">Message status set to DLNG</text:span></text:p>
          </table:table-cell>
        </table:table-row>
        <table:table-row table:style-name="TableRow135">
          <table:table-cell table:style-name="TableCell136">
            <text:p text:style-name="P137"><text:span text:style-name="T138">1/7/2023 12:24:24.098 AM</text:span></text:p>
          </table:table-cell>
          <table:table-cell table:style-name="TableCell139">
            <text:p text:style-name="P140"><text:span text:style-name="T141">Information</text:span></text:p>
          </table:table-cell>
          <table:table-cell table:style-name="TableCell142">
            <text:p text:style-name="P143"><text:span text:style-name="T144">Compressed the message from 130219 to 11802 bytes in 3 milliseconds</text:span></text:p>
          </table:table-cell>
        </table:table-row>
        <table:table-row table:style-name="TableRow145">
          <table:table-cell table:style-name="TableCell146">
            <text:p text:style-name="P147"><text:span text:style-name="T148">1/7/2023 12:24:24.107 AM</text:span></text:p>
          </table:table-cell>
          <table:table-cell table:style-name="TableCell149">
            <text:p text:style-name="P150"><text:span text:style-name="T151">Information</text:span></text:p>
          </table:table-cell>
          <table:table-cell table:style-name="TableCell152">
            <text:p text:style-name="P153"><text:span text:style-name="T154">Delivering to channel: AS2_Receiver_CC</text:span></text:p>
          </table:table-cell>
        </table:table-row>
        <table:table-row table:style-name="TableRow155">
          <table:table-cell table:style-name="TableCell156">
            <text:p text:style-name="P157"><text:span text:style-name="T158">1/7/2023 12:24:24.114 AM</text:span></text:p>
          </table:table-cell>
          <table:table-cell table:style-name="TableCell159">
            <text:p text:style-name="P160"><text:span text:style-name="T161">Information</text:span></text:p>
          </table:table-cell>
          <table:table-cell table:style-name="TableCell162">
            <text:p text:style-name="P163"><text:span text:style-name="T164">MP: processing local module localejbs/TransmissionNumberModule</text:span></text:p>
          </table:table-cell>
        </table:table-row>
        <table:table-row table:style-name="TableRow165">
          <table:table-cell table:style-name="TableCell166">
            <text:p text:style-name="P167"><text:span text:style-name="T168">1/7/2023 12:24:24.127 AM</text:span></text:p>
          </table:table-cell>
          <table:table-cell table:style-name="TableCell169">
            <text:p text:style-name="P170"><text:span text:style-name="T171">Information</text:span></text:p>
          </table:table-cell>
          <table:table-cell table:style-name="TableCell172">
            <text:p text:style-name="P173"><text:span text:style-name="T174">parsing content for numberrange object.</text:span></text:p>
          </table:table-cell>
        </table:table-row>
        <table:table-row table:style-name="TableRow175">
          <table:table-cell table:style-name="TableCell176">
            <text:p text:style-name="P177"><text:span text:style-name="T178">1/7/2023 12:24:24.128 AM</text:span></text:p>
          </table:table-cell>
          <table:table-cell table:style-name="TableCell179">
            <text:p text:style-name="P180"><text:span text:style-name="T181">Information</text:span></text:p>
          </table:table-cell>
          <table:table-cell table:style-name="TableCell182">
            <text:p text:style-name="P183"><text:span text:style-name="T184">Trying to get transmission number from /B2B/ControlNumber_JPMCUS_ISA.</text:span></text:p>
          </table:table-cell>
        </table:table-row>
        <table:table-row table:style-name="TableRow185">
          <table:table-cell table:style-name="TableCell186">
            <text:p text:style-name="P187"><text:span text:style-name="T188">1/7/2023 12:24:24.143 AM</text:span></text:p>
          </table:table-cell>
          <table:table-cell table:style-name="TableCell189">
            <text:p text:style-name="P190"><text:span text:style-name="T191">Information</text:span></text:p>
          </table:table-cell>
          <table:table-cell table:style-name="TableCell192">
            <text:p text:style-name="P193"><text:span text:style-name="T194">Replacing occurence of NRO /B2B/ControlNumber_JPMCUS_ISA with the current value - 100000032</text:span></text:p>
          </table:table-cell>
        </table:table-row>
        <table:table-row table:style-name="TableRow195">
          <table:table-cell table:style-name="TableCell196">
            <text:p text:style-name="P197"><text:span text:style-name="T198">1/7/2023 12:24:24.143 AM</text:span></text:p>
          </table:table-cell>
          <table:table-cell table:style-name="TableCell199">
            <text:p text:style-name="P200"><text:span text:style-name="T201">Information</text:span></text:p>
          </table:table-cell>
          <table:table-cell table:style-name="TableCell202">
            <text:p text:style-name="P203"><text:span text:style-name="T204">parsing content for numberrange object.</text:span></text:p>
          </table:table-cell>
        </table:table-row>
        <table:table-row table:style-name="TableRow205">
          <table:table-cell table:style-name="TableCell206">
            <text:p text:style-name="P207">1/7/2023 12:24:24.143 AM</text:p>
          </table:table-cell>
          <table:table-cell table:style-name="TableCell208">
            <text:p text:style-name="P209">Information</text:p>
          </table:table-cell>
          <table:table-cell table:style-name="TableCell210">
            <text:p text:style-name="P211">Trying to get transmission number from /B2B/ControlNumber_JPMCUS_ISA.</text:p>
          </table:table-cell>
        </table:table-row>
        <table:table-row table:style-name="TableRow212">
          <table:table-cell table:style-name="TableCell213">
            <text:p text:style-name="P214">1/7/2023 12:24:24.143 AM</text:p>
          </table:table-cell>
          <table:table-cell table:style-name="TableCell215">
            <text:p text:style-name="P216">Information</text:p>
          </table:table-cell>
          <table:table-cell table:style-name="TableCell217">
            <text:p text:style-name="P218">Replacing occurence of NRO /B2B/ControlNumber_JPMCUS_ISA with the current value - 100000032</text:p>
          </table:table-cell>
        </table:table-row>
        <table:table-row table:style-name="TableRow219">
          <table:table-cell table:style-name="TableCell220">
            <text:p text:style-name="P221">1/7/2023 12:24:24.144 AM</text:p>
          </table:table-cell>
          <table:table-cell table:style-name="TableCell222">
            <text:p text:style-name="P223">Information</text:p>
          </table:table-cell>
          <table:table-cell table:style-name="TableCell224">
            <text:p text:style-name="P225">parsing content for numberrange object.</text:p>
          </table:table-cell>
        </table:table-row>
        <table:table-row table:style-name="TableRow226">
          <table:table-cell table:style-name="TableCell227">
            <text:p text:style-name="P228">1/7/2023 12:24:24.144 AM</text:p>
          </table:table-cell>
          <table:table-cell table:style-name="TableCell229">
            <text:p text:style-name="P230">Information</text:p>
          </table:table-cell>
          <table:table-cell table:style-name="TableCell231">
            <text:p text:style-name="P232">Trying to get transmission number from /B2B/ControlNumber_JPMCUS_ISA.</text:p>
          </table:table-cell>
        </table:table-row>
        <table:table-row table:style-name="TableRow233">
          <table:table-cell table:style-name="TableCell234">
            <text:p text:style-name="P235">1/7/2023 12:24:24.144 AM</text:p>
          </table:table-cell>
          <table:table-cell table:style-name="TableCell236">
            <text:p text:style-name="P237">Information</text:p>
          </table:table-cell>
          <table:table-cell table:style-name="TableCell238">
            <text:p text:style-name="P239">Replacing occurence of NRO /B2B/ControlNumber_JPMCUS_ISA with the current value - 100000032</text:p>
          </table:table-cell>
        </table:table-row>
        <table:table-row table:style-name="TableRow240">
          <table:table-cell table:style-name="TableCell241">
            <text:p text:style-name="P242">1/7/2023 12:24:24.144 AM</text:p>
          </table:table-cell>
          <table:table-cell table:style-name="TableCell243">
            <text:p text:style-name="P244">Information</text:p>
          </table:table-cell>
          <table:table-cell table:style-name="TableCell245">
            <text:p text:style-name="P246">parsing content for numberrange object.</text:p>
          </table:table-cell>
        </table:table-row>
        <table:table-row table:style-name="TableRow247">
          <table:table-cell table:style-name="TableCell248">
            <text:p text:style-name="P249">1/7/2023 12:24:24.144 AM</text:p>
          </table:table-cell>
          <table:table-cell table:style-name="TableCell250">
            <text:p text:style-name="P251">Information</text:p>
          </table:table-cell>
          <table:table-cell table:style-name="TableCell252">
            <text:p text:style-name="P253">Trying to get transmission number from /B2B/ControlNumber_JPMCUS_ISA.</text:p>
          </table:table-cell>
        </table:table-row>
        <table:table-row table:style-name="TableRow254">
          <table:table-cell table:style-name="TableCell255">
            <text:p text:style-name="P256">1/7/2023 12:24:24.144 AM</text:p>
          </table:table-cell>
          <table:table-cell table:style-name="TableCell257">
            <text:p text:style-name="P258">Information</text:p>
          </table:table-cell>
          <table:table-cell table:style-name="TableCell259">
            <text:p text:style-name="P260">Replacing occurence of NRO /B2B/ControlNumber_JPMCUS_ISA with the current value - 100000032</text:p>
          </table:table-cell>
        </table:table-row>
        <table:table-row table:style-name="TableRow261">
          <table:table-cell table:style-name="TableCell262">
            <text:p text:style-name="P263">1/7/2023 12:24:24.154 AM</text:p>
          </table:table-cell>
          <table:table-cell table:style-name="TableCell264">
            <text:p text:style-name="P265">Information</text:p>
          </table:table-cell>
          <table:table-cell table:style-name="TableCell266">
            <text:p text:style-name="P267">MP: processing local module localejbs/X12ConverterModule</text:p>
          </table:table-cell>
        </table:table-row>
        <table:table-row table:style-name="TableRow268">
          <table:table-cell table:style-name="TableCell269">
            <text:p text:style-name="P270">1/7/2023 12:24:24.191 AM</text:p>
          </table:table-cell>
          <table:table-cell table:style-name="TableCell271">
            <text:p text:style-name="P272">Information</text:p>
          </table:table-cell>
          <table:table-cell table:style-name="TableCell273">
            <text:p text:style-name="P274">B2B X12ConverterModule: The module-parameter "x12.copy" is not set. Using default value "false"</text:p>
          </table:table-cell>
        </table:table-row>
        <table:table-row table:style-name="TableRow275">
          <table:table-cell table:style-name="TableCell276">
            <text:p text:style-name="P277">1/7/2023 12:24:24.191 AM</text:p>
          </table:table-cell>
          <table:table-cell table:style-name="TableCell278">
            <text:p text:style-name="P279">Information</text:p>
          </table:table-cell>
          <table:table-cell table:style-name="TableCell280">
            <text:p text:style-name="P281">B2B X12ConverterModule: The module-parameter "edi.copy" is not set. Using default value "false"</text:p>
          </table:table-cell>
        </table:table-row>
        <table:table-row table:style-name="TableRow282">
          <table:table-cell table:style-name="TableCell283">
            <text:p text:style-name="P284">1/7/2023 12:24:24.191 AM</text:p>
          </table:table-cell>
          <table:table-cell table:style-name="TableCell285">
            <text:p text:style-name="P286">Information</text:p>
          </table:table-cell>
          <table:table-cell table:style-name="TableCell287">
            <text:p text:style-name="P288">B2B X12ConverterModule: The module-parameter "x12.outbound" is not set. Using default value "true"</text:p>
          </table:table-cell>
        </table:table-row>
        <table:table-row table:style-name="TableRow289">
          <table:table-cell table:style-name="TableCell290">
            <text:p text:style-name="P291">1/7/2023 12:24:24.192 AM</text:p>
          </table:table-cell>
          <table:table-cell table:style-name="TableCell292">
            <text:p text:style-name="P293">Information</text:p>
          </table:table-cell>
          <table:table-cell table:style-name="TableCell294">
            <text:p text:style-name="P295">B2B X12ConverterModule: The module-parameter "x12.audit" is not set. Using default value "false"</text:p>
          </table:table-cell>
        </table:table-row>
        <table:table-row table:style-name="TableRow296">
          <table:table-cell table:style-name="TableCell297">
            <text:p text:style-name="P298">1/7/2023 12:24:24.192 AM</text:p>
          </table:table-cell>
          <table:table-cell table:style-name="TableCell299">
            <text:p text:style-name="P300">Information</text:p>
          </table:table-cell>
          <table:table-cell table:style-name="TableCell301">
            <text:p text:style-name="P302">B2B X12ConverterModule: The module-parameter "x12.trace" is not set. Using default value "false"</text:p>
          </table:table-cell>
        </table:table-row>
        <table:table-row table:style-name="TableRow303">
          <table:table-cell table:style-name="TableCell304">
            <text:p text:style-name="P305">1/7/2023 12:24:24.192 AM</text:p>
          </table:table-cell>
          <table:table-cell table:style-name="TableCell306">
            <text:p text:style-name="P307">Information</text:p>
          </table:table-cell>
          <table:table-cell table:style-name="TableCell308">
            <text:p text:style-name="P309">B2B X12ConverterModule: The module-parameter "xml.x12.segmentseparator" is not set. Using default value "{1}"</text:p>
          </table:table-cell>
        </table:table-row>
        <text:soft-page-break/>
        <table:table-row table:style-name="TableRow310">
          <table:table-cell table:style-name="TableCell311">
            <text:p text:style-name="P312">1/7/2023 12:24:24.192 AM</text:p>
          </table:table-cell>
          <table:table-cell table:style-name="TableCell313">
            <text:p text:style-name="P314">Information</text:p>
          </table:table-cell>
          <table:table-cell table:style-name="TableCell315">
            <text:p text:style-name="P316">B2B X12ConverterModule: The module-parameter "xml.x12.dataseparator" is not set. Using default value "{1}"</text:p>
          </table:table-cell>
        </table:table-row>
        <table:table-row table:style-name="TableRow317">
          <table:table-cell table:style-name="TableCell318">
            <text:p text:style-name="P319">1/7/2023 12:24:24.192 AM</text:p>
          </table:table-cell>
          <table:table-cell table:style-name="TableCell320">
            <text:p text:style-name="P321">Information</text:p>
          </table:table-cell>
          <table:table-cell table:style-name="TableCell322">
            <text:p text:style-name="P323">B2B X12ConverterModule: The module-parameter "xml.x12.compositeseparator" is not set. Using default value "{1}"</text:p>
          </table:table-cell>
        </table:table-row>
        <table:table-row table:style-name="TableRow324">
          <table:table-cell table:style-name="TableCell325">
            <text:p text:style-name="P326">1/7/2023 12:24:24.192 AM</text:p>
          </table:table-cell>
          <table:table-cell table:style-name="TableCell327">
            <text:p text:style-name="P328">Information</text:p>
          </table:table-cell>
          <table:table-cell table:style-name="TableCell329">
            <text:p text:style-name="P330">B2B X12ConverterModule: The module-parameter "xml.x12.repetitionseparator" is not set. Using default value "{1}"</text:p>
          </table:table-cell>
        </table:table-row>
        <table:table-row table:style-name="TableRow331">
          <table:table-cell table:style-name="TableCell332">
            <text:p text:style-name="P333">1/7/2023 12:24:24.192 AM</text:p>
          </table:table-cell>
          <table:table-cell table:style-name="TableCell334">
            <text:p text:style-name="P335">Information</text:p>
          </table:table-cell>
          <table:table-cell table:style-name="TableCell336">
            <text:p text:style-name="P337">B2B X12ConverterModule Property: xmlToX12.remove.trailing.separators value is set as: true. Read from Channel.</text:p>
          </table:table-cell>
        </table:table-row>
        <table:table-row table:style-name="TableRow338">
          <table:table-cell table:style-name="TableCell339">
            <text:p text:style-name="P340">1/7/2023 12:24:24.194 AM</text:p>
          </table:table-cell>
          <table:table-cell table:style-name="TableCell341">
            <text:p text:style-name="P342">Information</text:p>
          </table:table-cell>
          <table:table-cell table:style-name="TableCell343">
            <text:p text:style-name="P344">Searching for Control Key matching scenario details: Sender Party: , Sender Service: R3_TEST_I55_100, Receiver Party: JPMC, Receiver Service: KABI_NA, Interface Name: ASC_820004010_IA, Interface NameSpace: http://fresenius.de/XI/ANSIX12</text:p>
          </table:table-cell>
        </table:table-row>
        <table:table-row table:style-name="TableRow345">
          <table:table-cell table:style-name="TableCell346">
            <text:p text:style-name="P347">1/7/2023 12:24:24.197 AM</text:p>
          </table:table-cell>
          <table:table-cell table:style-name="TableCell348">
            <text:p text:style-name="P349">Information</text:p>
          </table:table-cell>
          <table:table-cell table:style-name="TableCell350">
            <text:p text:style-name="P351">Found Control key 1 ( SAP )</text:p>
          </table:table-cell>
        </table:table-row>
        <table:table-row table:style-name="TableRow352">
          <table:table-cell table:style-name="TableCell353">
            <text:p text:style-name="P354">1/7/2023 12:24:24.757 AM</text:p>
          </table:table-cell>
          <table:table-cell table:style-name="TableCell355">
            <text:p text:style-name="P356">Information</text:p>
          </table:table-cell>
          <table:table-cell table:style-name="TableCell357">
            <text:p text:style-name="P358">B2B X12ConverterModule: The module-parameter "x12.encoding" is not set. Using default value "ISO-8859-1"</text:p>
          </table:table-cell>
        </table:table-row>
        <table:table-row table:style-name="TableRow359">
          <table:table-cell table:style-name="TableCell360">
            <text:p text:style-name="P361">1/7/2023 12:24:24.757 AM</text:p>
          </table:table-cell>
          <table:table-cell table:style-name="TableCell362">
            <text:p text:style-name="P363">Information</text:p>
          </table:table-cell>
          <table:table-cell table:style-name="TableCell364">
            <text:p text:style-name="P365">B2B X12ConverterModule: Message  will be sent with encoding:ISO-8859-1.</text:p>
          </table:table-cell>
        </table:table-row>
        <table:table-row table:style-name="TableRow366">
          <table:table-cell table:style-name="TableCell367">
            <text:p text:style-name="P368">1/7/2023 12:24:24.762 AM</text:p>
          </table:table-cell>
          <table:table-cell table:style-name="TableCell369">
            <text:p text:style-name="P370">Information</text:p>
          </table:table-cell>
          <table:table-cell table:style-name="TableCell371">
            <text:p text:style-name="P372"> Message parsed with encoding: ISO-8859-1 </text:p>
          </table:table-cell>
        </table:table-row>
        <table:table-row table:style-name="TableRow373">
          <table:table-cell table:style-name="TableCell374">
            <text:p text:style-name="P375">1/7/2023 12:24:24.770 AM</text:p>
          </table:table-cell>
          <table:table-cell table:style-name="TableCell376">
            <text:p text:style-name="P377">Information</text:p>
          </table:table-cell>
          <table:table-cell table:style-name="TableCell378">
            <text:p text:style-name="P379"> original message from index 0 to 34672</text:p>
          </table:table-cell>
        </table:table-row>
        <table:table-row table:style-name="TableRow380">
          <table:table-cell table:style-name="TableCell381">
            <text:p text:style-name="P382">1/7/2023 12:24:24.770 AM</text:p>
          </table:table-cell>
          <table:table-cell table:style-name="TableCell383">
            <text:p text:style-name="P384">Information</text:p>
          </table:table-cell>
          <table:table-cell table:style-name="TableCell385">
            <text:p text:style-name="P386">Message was  into 1 parts at ISA segment</text:p>
          </table:table-cell>
        </table:table-row>
        <table:table-row table:style-name="TableRow387">
          <table:table-cell table:style-name="TableCell388">
            <text:p text:style-name="P389">1/7/2023 12:24:24.770 AM</text:p>
          </table:table-cell>
          <table:table-cell table:style-name="TableCell390">
            <text:p text:style-name="P391">Information</text:p>
          </table:table-cell>
          <table:table-cell table:style-name="TableCell392">
            <text:p text:style-name="P393">Parsed GS segment RA #100000032</text:p>
          </table:table-cell>
        </table:table-row>
        <table:table-row table:style-name="TableRow394">
          <table:table-cell table:style-name="TableCell395">
            <text:p text:style-name="P396">1/7/2023 12:24:24.770 AM</text:p>
          </table:table-cell>
          <table:table-cell table:style-name="TableCell397">
            <text:p text:style-name="P398">Information</text:p>
          </table:table-cell>
          <table:table-cell table:style-name="TableCell399">
            <text:p text:style-name="P400">Parsed ST segment 820 #0001</text:p>
          </table:table-cell>
        </table:table-row>
        <table:table-row table:style-name="TableRow401">
          <table:table-cell table:style-name="TableCell402">
            <text:p text:style-name="P403">1/7/2023 12:24:24.772 AM</text:p>
          </table:table-cell>
          <table:table-cell table:style-name="TableCell404">
            <text:p text:style-name="P405">Information</text:p>
          </table:table-cell>
          <table:table-cell table:style-name="TableCell406">
            <text:p text:style-name="P407">Parsed ST segment 820 #0002</text:p>
          </table:table-cell>
        </table:table-row>
        <table:table-row table:style-name="TableRow408">
          <table:table-cell table:style-name="TableCell409">
            <text:p text:style-name="P410">1/7/2023 12:24:24.772 AM</text:p>
          </table:table-cell>
          <table:table-cell table:style-name="TableCell411">
            <text:p text:style-name="P412">Information</text:p>
          </table:table-cell>
          <table:table-cell table:style-name="TableCell413">
            <text:p text:style-name="P414">Parsed ST segment 820 #0003</text:p>
          </table:table-cell>
        </table:table-row>
        <table:table-row table:style-name="TableRow415">
          <table:table-cell table:style-name="TableCell416">
            <text:p text:style-name="P417">1/7/2023 12:24:24.772 AM</text:p>
          </table:table-cell>
          <table:table-cell table:style-name="TableCell418">
            <text:p text:style-name="P419">Information</text:p>
          </table:table-cell>
          <table:table-cell table:style-name="TableCell420">
            <text:p text:style-name="P421">Parsed ST segment 820 #0004</text:p>
          </table:table-cell>
        </table:table-row>
        <table:table-row table:style-name="TableRow422">
          <table:table-cell table:style-name="TableCell423">
            <text:p text:style-name="P424">1/7/2023 12:24:24.772 AM</text:p>
          </table:table-cell>
          <table:table-cell table:style-name="TableCell425">
            <text:p text:style-name="P426">Information</text:p>
          </table:table-cell>
          <table:table-cell table:style-name="TableCell427">
            <text:p text:style-name="P428">Parsed ST segment 820 #0005</text:p>
          </table:table-cell>
        </table:table-row>
        <table:table-row table:style-name="TableRow429">
          <table:table-cell table:style-name="TableCell430">
            <text:p text:style-name="P431">1/7/2023 12:24:24.772 AM</text:p>
          </table:table-cell>
          <table:table-cell table:style-name="TableCell432">
            <text:p text:style-name="P433">Information</text:p>
          </table:table-cell>
          <table:table-cell table:style-name="TableCell434">
            <text:p text:style-name="P435">Parsed ST segment 820 #0006</text:p>
          </table:table-cell>
        </table:table-row>
        <table:table-row table:style-name="TableRow436">
          <table:table-cell table:style-name="TableCell437">
            <text:p text:style-name="P438">1/7/2023 12:24:24.773 AM</text:p>
          </table:table-cell>
          <table:table-cell table:style-name="TableCell439">
            <text:p text:style-name="P440">Information</text:p>
          </table:table-cell>
          <table:table-cell table:style-name="TableCell441">
            <text:p text:style-name="P442">Parsed ST segment 820 #0007</text:p>
          </table:table-cell>
        </table:table-row>
        <table:table-row table:style-name="TableRow443">
          <table:table-cell table:style-name="TableCell444">
            <text:p text:style-name="P445">1/7/2023 12:24:24.773 AM</text:p>
          </table:table-cell>
          <table:table-cell table:style-name="TableCell446">
            <text:p text:style-name="P447">Information</text:p>
          </table:table-cell>
          <table:table-cell table:style-name="TableCell448">
            <text:p text:style-name="P449">Parsed ST segment 820 #0008</text:p>
          </table:table-cell>
        </table:table-row>
        <table:table-row table:style-name="TableRow450">
          <table:table-cell table:style-name="TableCell451">
            <text:p text:style-name="P452">1/7/2023 12:24:24.773 AM</text:p>
          </table:table-cell>
          <table:table-cell table:style-name="TableCell453">
            <text:p text:style-name="P454">Information</text:p>
          </table:table-cell>
          <table:table-cell table:style-name="TableCell455">
            <text:p text:style-name="P456">Parsed ST segment 820 #0009</text:p>
          </table:table-cell>
        </table:table-row>
        <table:table-row table:style-name="TableRow457">
          <table:table-cell table:style-name="TableCell458">
            <text:p text:style-name="P459">1/7/2023 12:24:24.774 AM</text:p>
          </table:table-cell>
          <table:table-cell table:style-name="TableCell460">
            <text:p text:style-name="P461">Information</text:p>
          </table:table-cell>
          <table:table-cell table:style-name="TableCell462">
            <text:p text:style-name="P463">Parsed ST segment 820 #0010</text:p>
          </table:table-cell>
        </table:table-row>
        <table:table-row table:style-name="TableRow464">
          <table:table-cell table:style-name="TableCell465">
            <text:p text:style-name="P466">1/7/2023 12:24:24.774 AM</text:p>
          </table:table-cell>
          <table:table-cell table:style-name="TableCell467">
            <text:p text:style-name="P468">Information</text:p>
          </table:table-cell>
          <table:table-cell table:style-name="TableCell469">
            <text:p text:style-name="P470">Parsed ST segment 820 #0011</text:p>
          </table:table-cell>
        </table:table-row>
        <table:table-row table:style-name="TableRow471">
          <table:table-cell table:style-name="TableCell472">
            <text:p text:style-name="P473">1/7/2023 12:24:24.774 AM</text:p>
          </table:table-cell>
          <table:table-cell table:style-name="TableCell474">
            <text:p text:style-name="P475">Information</text:p>
          </table:table-cell>
          <table:table-cell table:style-name="TableCell476">
            <text:p text:style-name="P477">Parsed ST segment 820 #0012</text:p>
          </table:table-cell>
        </table:table-row>
        <table:table-row table:style-name="TableRow478">
          <table:table-cell table:style-name="TableCell479">
            <text:p text:style-name="P480">1/7/2023 12:24:24.774 AM</text:p>
          </table:table-cell>
          <table:table-cell table:style-name="TableCell481">
            <text:p text:style-name="P482">Information</text:p>
          </table:table-cell>
          <table:table-cell table:style-name="TableCell483">
            <text:p text:style-name="P484">Parsed ST segment 820 #0013</text:p>
          </table:table-cell>
        </table:table-row>
        <table:table-row table:style-name="TableRow485">
          <table:table-cell table:style-name="TableCell486">
            <text:p text:style-name="P487">1/7/2023 12:24:24.774 AM</text:p>
          </table:table-cell>
          <table:table-cell table:style-name="TableCell488">
            <text:p text:style-name="P489">Information</text:p>
          </table:table-cell>
          <table:table-cell table:style-name="TableCell490">
            <text:p text:style-name="P491">Parsed ST segment 820 #0014</text:p>
          </table:table-cell>
        </table:table-row>
        <table:table-row table:style-name="TableRow492">
          <table:table-cell table:style-name="TableCell493">
            <text:p text:style-name="P494">1/7/2023 12:24:24.775 AM</text:p>
          </table:table-cell>
          <table:table-cell table:style-name="TableCell495">
            <text:p text:style-name="P496">Information</text:p>
          </table:table-cell>
          <table:table-cell table:style-name="TableCell497">
            <text:p text:style-name="P498">Parsed ST segment 820 #0015</text:p>
          </table:table-cell>
        </table:table-row>
        <table:table-row table:style-name="TableRow499">
          <table:table-cell table:style-name="TableCell500">
            <text:p text:style-name="P501">1/7/2023 12:24:24.775 AM</text:p>
          </table:table-cell>
          <table:table-cell table:style-name="TableCell502">
            <text:p text:style-name="P503">Information</text:p>
          </table:table-cell>
          <table:table-cell table:style-name="TableCell504">
            <text:p text:style-name="P505">Parsed ST segment 820 #0016</text:p>
          </table:table-cell>
        </table:table-row>
        <table:table-row table:style-name="TableRow506">
          <table:table-cell table:style-name="TableCell507">
            <text:p text:style-name="P508">1/7/2023 12:24:24.775 AM</text:p>
          </table:table-cell>
          <table:table-cell table:style-name="TableCell509">
            <text:p text:style-name="P510">Information</text:p>
          </table:table-cell>
          <table:table-cell table:style-name="TableCell511">
            <text:p text:style-name="P512">Parsed ST segment 820 #0017</text:p>
          </table:table-cell>
        </table:table-row>
        <table:table-row table:style-name="TableRow513">
          <table:table-cell table:style-name="TableCell514">
            <text:p text:style-name="P515">1/7/2023 12:24:24.776 AM</text:p>
          </table:table-cell>
          <table:table-cell table:style-name="TableCell516">
            <text:p text:style-name="P517">Information</text:p>
          </table:table-cell>
          <table:table-cell table:style-name="TableCell518">
            <text:p text:style-name="P519">Parsed ST segment 820 #0018</text:p>
          </table:table-cell>
        </table:table-row>
        <table:table-row table:style-name="TableRow520">
          <table:table-cell table:style-name="TableCell521">
            <text:p text:style-name="P522">1/7/2023 12:24:24.776 AM</text:p>
          </table:table-cell>
          <table:table-cell table:style-name="TableCell523">
            <text:p text:style-name="P524">Information</text:p>
          </table:table-cell>
          <table:table-cell table:style-name="TableCell525">
            <text:p text:style-name="P526">Parsed ST segment 820 #0019</text:p>
          </table:table-cell>
        </table:table-row>
        <table:table-row table:style-name="TableRow527">
          <table:table-cell table:style-name="TableCell528">
            <text:p text:style-name="P529">1/7/2023 12:24:24.777 AM</text:p>
          </table:table-cell>
          <table:table-cell table:style-name="TableCell530">
            <text:p text:style-name="P531">Information</text:p>
          </table:table-cell>
          <table:table-cell table:style-name="TableCell532">
            <text:p text:style-name="P533">Parsed ST segment 820 #0020</text:p>
          </table:table-cell>
        </table:table-row>
        <table:table-row table:style-name="TableRow534">
          <table:table-cell table:style-name="TableCell535">
            <text:p text:style-name="P536">1/7/2023 12:24:24.777 AM</text:p>
          </table:table-cell>
          <table:table-cell table:style-name="TableCell537">
            <text:p text:style-name="P538">Information</text:p>
          </table:table-cell>
          <table:table-cell table:style-name="TableCell539">
            <text:p text:style-name="P540">Parsed ST segment 820 #0021</text:p>
          </table:table-cell>
        </table:table-row>
        <table:table-row table:style-name="TableRow541">
          <table:table-cell table:style-name="TableCell542">
            <text:p text:style-name="P543">1/7/2023 12:24:24.777 AM</text:p>
          </table:table-cell>
          <table:table-cell table:style-name="TableCell544">
            <text:p text:style-name="P545">Information</text:p>
          </table:table-cell>
          <table:table-cell table:style-name="TableCell546">
            <text:p text:style-name="P547">Parsed ST segment 820 #0022</text:p>
          </table:table-cell>
        </table:table-row>
        <text:soft-page-break/>
        <table:table-row table:style-name="TableRow548">
          <table:table-cell table:style-name="TableCell549">
            <text:p text:style-name="P550">1/7/2023 12:24:24.777 AM</text:p>
          </table:table-cell>
          <table:table-cell table:style-name="TableCell551">
            <text:p text:style-name="P552">Information</text:p>
          </table:table-cell>
          <table:table-cell table:style-name="TableCell553">
            <text:p text:style-name="P554">Parsed ST segment 820 #0023</text:p>
          </table:table-cell>
        </table:table-row>
        <table:table-row table:style-name="TableRow555">
          <table:table-cell table:style-name="TableCell556">
            <text:p text:style-name="P557">1/7/2023 12:24:24.777 AM</text:p>
          </table:table-cell>
          <table:table-cell table:style-name="TableCell558">
            <text:p text:style-name="P559">Information</text:p>
          </table:table-cell>
          <table:table-cell table:style-name="TableCell560">
            <text:p text:style-name="P561">Parsed ST segment 820 #0024</text:p>
          </table:table-cell>
        </table:table-row>
        <table:table-row table:style-name="TableRow562">
          <table:table-cell table:style-name="TableCell563">
            <text:p text:style-name="P564">1/7/2023 12:24:24.778 AM</text:p>
          </table:table-cell>
          <table:table-cell table:style-name="TableCell565">
            <text:p text:style-name="P566">Information</text:p>
          </table:table-cell>
          <table:table-cell table:style-name="TableCell567">
            <text:p text:style-name="P568">Parsed ST segment 820 #0025</text:p>
          </table:table-cell>
        </table:table-row>
        <table:table-row table:style-name="TableRow569">
          <table:table-cell table:style-name="TableCell570">
            <text:p text:style-name="P571">1/7/2023 12:24:24.778 AM</text:p>
          </table:table-cell>
          <table:table-cell table:style-name="TableCell572">
            <text:p text:style-name="P573">Information</text:p>
          </table:table-cell>
          <table:table-cell table:style-name="TableCell574">
            <text:p text:style-name="P575">Parsed ST segment 820 #0026</text:p>
          </table:table-cell>
        </table:table-row>
        <table:table-row table:style-name="TableRow576">
          <table:table-cell table:style-name="TableCell577">
            <text:p text:style-name="P578">1/7/2023 12:24:24.778 AM</text:p>
          </table:table-cell>
          <table:table-cell table:style-name="TableCell579">
            <text:p text:style-name="P580">Information</text:p>
          </table:table-cell>
          <table:table-cell table:style-name="TableCell581">
            <text:p text:style-name="P582">Parsed ST segment 820 #0027</text:p>
          </table:table-cell>
        </table:table-row>
        <table:table-row table:style-name="TableRow583">
          <table:table-cell table:style-name="TableCell584">
            <text:p text:style-name="P585">1/7/2023 12:24:24.778 AM</text:p>
          </table:table-cell>
          <table:table-cell table:style-name="TableCell586">
            <text:p text:style-name="P587">Information</text:p>
          </table:table-cell>
          <table:table-cell table:style-name="TableCell588">
            <text:p text:style-name="P589">Parsed ST segment 820 #0028</text:p>
          </table:table-cell>
        </table:table-row>
        <table:table-row table:style-name="TableRow590">
          <table:table-cell table:style-name="TableCell591">
            <text:p text:style-name="P592">1/7/2023 12:24:24.778 AM</text:p>
          </table:table-cell>
          <table:table-cell table:style-name="TableCell593">
            <text:p text:style-name="P594">Information</text:p>
          </table:table-cell>
          <table:table-cell table:style-name="TableCell595">
            <text:p text:style-name="P596">Parsed ST segment 820 #0029</text:p>
          </table:table-cell>
        </table:table-row>
        <table:table-row table:style-name="TableRow597">
          <table:table-cell table:style-name="TableCell598">
            <text:p text:style-name="P599">1/7/2023 12:24:24.778 AM</text:p>
          </table:table-cell>
          <table:table-cell table:style-name="TableCell600">
            <text:p text:style-name="P601">Information</text:p>
          </table:table-cell>
          <table:table-cell table:style-name="TableCell602">
            <text:p text:style-name="P603">Parsed ST segment 820 #0030</text:p>
          </table:table-cell>
        </table:table-row>
        <table:table-row table:style-name="TableRow604">
          <table:table-cell table:style-name="TableCell605">
            <text:p text:style-name="P606">1/7/2023 12:24:24.778 AM</text:p>
          </table:table-cell>
          <table:table-cell table:style-name="TableCell607">
            <text:p text:style-name="P608">Information</text:p>
          </table:table-cell>
          <table:table-cell table:style-name="TableCell609">
            <text:p text:style-name="P610">Parsed ST segment 820 #0031</text:p>
          </table:table-cell>
        </table:table-row>
        <table:table-row table:style-name="TableRow611">
          <table:table-cell table:style-name="TableCell612">
            <text:p text:style-name="P613">1/7/2023 12:24:24.778 AM</text:p>
          </table:table-cell>
          <table:table-cell table:style-name="TableCell614">
            <text:p text:style-name="P615">Information</text:p>
          </table:table-cell>
          <table:table-cell table:style-name="TableCell616">
            <text:p text:style-name="P617">Parsed ST segment 820 #0032</text:p>
          </table:table-cell>
        </table:table-row>
        <table:table-row table:style-name="TableRow618">
          <table:table-cell table:style-name="TableCell619">
            <text:p text:style-name="P620">1/7/2023 12:24:24.779 AM</text:p>
          </table:table-cell>
          <table:table-cell table:style-name="TableCell621">
            <text:p text:style-name="P622">Information</text:p>
          </table:table-cell>
          <table:table-cell table:style-name="TableCell623">
            <text:p text:style-name="P624">Parsed ST segment 820 #0033</text:p>
          </table:table-cell>
        </table:table-row>
        <table:table-row table:style-name="TableRow625">
          <table:table-cell table:style-name="TableCell626">
            <text:p text:style-name="P627">1/7/2023 12:24:24.779 AM</text:p>
          </table:table-cell>
          <table:table-cell table:style-name="TableCell628">
            <text:p text:style-name="P629">Information</text:p>
          </table:table-cell>
          <table:table-cell table:style-name="TableCell630">
            <text:p text:style-name="P631">Parsed ST segment 820 #0034</text:p>
          </table:table-cell>
        </table:table-row>
        <table:table-row table:style-name="TableRow632">
          <table:table-cell table:style-name="TableCell633">
            <text:p text:style-name="P634">1/7/2023 12:24:24.779 AM</text:p>
          </table:table-cell>
          <table:table-cell table:style-name="TableCell635">
            <text:p text:style-name="P636">Information</text:p>
          </table:table-cell>
          <table:table-cell table:style-name="TableCell637">
            <text:p text:style-name="P638">Parsed ST segment 820 #0035</text:p>
          </table:table-cell>
        </table:table-row>
        <table:table-row table:style-name="TableRow639">
          <table:table-cell table:style-name="TableCell640">
            <text:p text:style-name="P641">1/7/2023 12:24:24.779 AM</text:p>
          </table:table-cell>
          <table:table-cell table:style-name="TableCell642">
            <text:p text:style-name="P643">Information</text:p>
          </table:table-cell>
          <table:table-cell table:style-name="TableCell644">
            <text:p text:style-name="P645">Parsed ST segment 820 #0036</text:p>
          </table:table-cell>
        </table:table-row>
        <table:table-row table:style-name="TableRow646">
          <table:table-cell table:style-name="TableCell647">
            <text:p text:style-name="P648">1/7/2023 12:24:24.779 AM</text:p>
          </table:table-cell>
          <table:table-cell table:style-name="TableCell649">
            <text:p text:style-name="P650">Information</text:p>
          </table:table-cell>
          <table:table-cell table:style-name="TableCell651">
            <text:p text:style-name="P652">Parsed ST segment 820 #0037</text:p>
          </table:table-cell>
        </table:table-row>
        <table:table-row table:style-name="TableRow653">
          <table:table-cell table:style-name="TableCell654">
            <text:p text:style-name="P655">1/7/2023 12:24:24.779 AM</text:p>
          </table:table-cell>
          <table:table-cell table:style-name="TableCell656">
            <text:p text:style-name="P657">Information</text:p>
          </table:table-cell>
          <table:table-cell table:style-name="TableCell658">
            <text:p text:style-name="P659">Parsed ST segment 820 #0038</text:p>
          </table:table-cell>
        </table:table-row>
        <table:table-row table:style-name="TableRow660">
          <table:table-cell table:style-name="TableCell661">
            <text:p text:style-name="P662">1/7/2023 12:24:24.780 AM</text:p>
          </table:table-cell>
          <table:table-cell table:style-name="TableCell663">
            <text:p text:style-name="P664">Information</text:p>
          </table:table-cell>
          <table:table-cell table:style-name="TableCell665">
            <text:p text:style-name="P666">Parsed ST segment 820 #0039</text:p>
          </table:table-cell>
        </table:table-row>
        <table:table-row table:style-name="TableRow667">
          <table:table-cell table:style-name="TableCell668">
            <text:p text:style-name="P669">1/7/2023 12:24:24.780 AM</text:p>
          </table:table-cell>
          <table:table-cell table:style-name="TableCell670">
            <text:p text:style-name="P671">Information</text:p>
          </table:table-cell>
          <table:table-cell table:style-name="TableCell672">
            <text:p text:style-name="P673">Parsed ST segment 820 #0040</text:p>
          </table:table-cell>
        </table:table-row>
        <table:table-row table:style-name="TableRow674">
          <table:table-cell table:style-name="TableCell675">
            <text:p text:style-name="P676">1/7/2023 12:24:24.780 AM</text:p>
          </table:table-cell>
          <table:table-cell table:style-name="TableCell677">
            <text:p text:style-name="P678">Information</text:p>
          </table:table-cell>
          <table:table-cell table:style-name="TableCell679">
            <text:p text:style-name="P680">Parsed ST segment 820 #0041</text:p>
          </table:table-cell>
        </table:table-row>
        <table:table-row table:style-name="TableRow681">
          <table:table-cell table:style-name="TableCell682">
            <text:p text:style-name="P683">1/7/2023 12:24:24.780 AM</text:p>
          </table:table-cell>
          <table:table-cell table:style-name="TableCell684">
            <text:p text:style-name="P685">Information</text:p>
          </table:table-cell>
          <table:table-cell table:style-name="TableCell686">
            <text:p text:style-name="P687">Parsed ST segment 820 #0042</text:p>
          </table:table-cell>
        </table:table-row>
        <table:table-row table:style-name="TableRow688">
          <table:table-cell table:style-name="TableCell689">
            <text:p text:style-name="P690">1/7/2023 12:24:24.780 AM</text:p>
          </table:table-cell>
          <table:table-cell table:style-name="TableCell691">
            <text:p text:style-name="P692">Information</text:p>
          </table:table-cell>
          <table:table-cell table:style-name="TableCell693">
            <text:p text:style-name="P694">Parsed ST segment 820 #0043</text:p>
          </table:table-cell>
        </table:table-row>
        <table:table-row table:style-name="TableRow695">
          <table:table-cell table:style-name="TableCell696">
            <text:p text:style-name="P697">1/7/2023 12:24:24.780 AM</text:p>
          </table:table-cell>
          <table:table-cell table:style-name="TableCell698">
            <text:p text:style-name="P699">Information</text:p>
          </table:table-cell>
          <table:table-cell table:style-name="TableCell700">
            <text:p text:style-name="P701">Parsed ST segment 820 #0044</text:p>
          </table:table-cell>
        </table:table-row>
        <table:table-row table:style-name="TableRow702">
          <table:table-cell table:style-name="TableCell703">
            <text:p text:style-name="P704">1/7/2023 12:24:24.781 AM</text:p>
          </table:table-cell>
          <table:table-cell table:style-name="TableCell705">
            <text:p text:style-name="P706">Information</text:p>
          </table:table-cell>
          <table:table-cell table:style-name="TableCell707">
            <text:p text:style-name="P708">Parsed ST segment 820 #0045</text:p>
          </table:table-cell>
        </table:table-row>
        <table:table-row table:style-name="TableRow709">
          <table:table-cell table:style-name="TableCell710">
            <text:p text:style-name="P711">1/7/2023 12:24:24.781 AM</text:p>
          </table:table-cell>
          <table:table-cell table:style-name="TableCell712">
            <text:p text:style-name="P713">Information</text:p>
          </table:table-cell>
          <table:table-cell table:style-name="TableCell714">
            <text:p text:style-name="P715">Parsed ST segment 820 #0046</text:p>
          </table:table-cell>
        </table:table-row>
        <table:table-row table:style-name="TableRow716">
          <table:table-cell table:style-name="TableCell717">
            <text:p text:style-name="P718">1/7/2023 12:24:24.781 AM</text:p>
          </table:table-cell>
          <table:table-cell table:style-name="TableCell719">
            <text:p text:style-name="P720">Information</text:p>
          </table:table-cell>
          <table:table-cell table:style-name="TableCell721">
            <text:p text:style-name="P722">Parsed ST segment 820 #0047</text:p>
          </table:table-cell>
        </table:table-row>
        <table:table-row table:style-name="TableRow723">
          <table:table-cell table:style-name="TableCell724">
            <text:p text:style-name="P725">1/7/2023 12:24:24.781 AM</text:p>
          </table:table-cell>
          <table:table-cell table:style-name="TableCell726">
            <text:p text:style-name="P727">Information</text:p>
          </table:table-cell>
          <table:table-cell table:style-name="TableCell728">
            <text:p text:style-name="P729">Parsed ST segment 820 #0048</text:p>
          </table:table-cell>
        </table:table-row>
        <table:table-row table:style-name="TableRow730">
          <table:table-cell table:style-name="TableCell731">
            <text:p text:style-name="P732">1/7/2023 12:24:24.781 AM</text:p>
          </table:table-cell>
          <table:table-cell table:style-name="TableCell733">
            <text:p text:style-name="P734">Information</text:p>
          </table:table-cell>
          <table:table-cell table:style-name="TableCell735">
            <text:p text:style-name="P736">Parsed ST segment 820 #0049</text:p>
          </table:table-cell>
        </table:table-row>
        <table:table-row table:style-name="TableRow737">
          <table:table-cell table:style-name="TableCell738">
            <text:p text:style-name="P739">1/7/2023 12:24:24.781 AM</text:p>
          </table:table-cell>
          <table:table-cell table:style-name="TableCell740">
            <text:p text:style-name="P741">Information</text:p>
          </table:table-cell>
          <table:table-cell table:style-name="TableCell742">
            <text:p text:style-name="P743">Parsed ST segment 820 #0050</text:p>
          </table:table-cell>
        </table:table-row>
        <table:table-row table:style-name="TableRow744">
          <table:table-cell table:style-name="TableCell745">
            <text:p text:style-name="P746">1/7/2023 12:24:24.781 AM</text:p>
          </table:table-cell>
          <table:table-cell table:style-name="TableCell747">
            <text:p text:style-name="P748">Information</text:p>
          </table:table-cell>
          <table:table-cell table:style-name="TableCell749">
            <text:p text:style-name="P750">Parsed ST segment 820 #0051</text:p>
          </table:table-cell>
        </table:table-row>
        <table:table-row table:style-name="TableRow751">
          <table:table-cell table:style-name="TableCell752">
            <text:p text:style-name="P753">1/7/2023 12:24:24.782 AM</text:p>
          </table:table-cell>
          <table:table-cell table:style-name="TableCell754">
            <text:p text:style-name="P755">Information</text:p>
          </table:table-cell>
          <table:table-cell table:style-name="TableCell756">
            <text:p text:style-name="P757">Parsed ST segment 820 #0052</text:p>
          </table:table-cell>
        </table:table-row>
        <table:table-row table:style-name="TableRow758">
          <table:table-cell table:style-name="TableCell759">
            <text:p text:style-name="P760">1/7/2023 12:24:24.786 AM</text:p>
          </table:table-cell>
          <table:table-cell table:style-name="TableCell761">
            <text:p text:style-name="P762">Information</text:p>
          </table:table-cell>
          <table:table-cell table:style-name="TableCell763">
            <text:p text:style-name="P764">MP: processing local module localejbs/ModuleProcessorExitBean</text:p>
          </table:table-cell>
        </table:table-row>
        <table:table-row table:style-name="TableRow765">
          <table:table-cell table:style-name="TableCell766">
            <text:p text:style-name="P767">1/7/2023 12:24:24.787 AM</text:p>
          </table:table-cell>
          <table:table-cell table:style-name="TableCell768">
            <text:p text:style-name="P769">Information</text:p>
          </table:table-cell>
          <table:table-cell table:style-name="TableCell770">
            <text:p text:style-name="P771">Message entered AF MP exit bean and will now be passed to the JCA adapter</text:p>
          </table:table-cell>
        </table:table-row>
        <table:table-row table:style-name="TableRow772">
          <table:table-cell table:style-name="TableCell773">
            <text:p text:style-name="P774">1/7/2023 12:24:24.789 AM</text:p>
          </table:table-cell>
          <table:table-cell table:style-name="TableCell775">
            <text:p text:style-name="P776">Information</text:p>
          </table:table-cell>
          <table:table-cell table:style-name="TableCell777">
            <text:p text:style-name="P778">Configuration for fileName overriden by dynamic value  FKNAPHARMA.PSOURCE.820B.bfd5daad8e1511edbda90000001662aa</text:p>
          </table:table-cell>
        </table:table-row>
        <table:table-row table:style-name="TableRow779">
          <table:table-cell table:style-name="TableCell780">
            <text:p text:style-name="P781">1/7/2023 12:24:24.789 AM</text:p>
          </table:table-cell>
          <table:table-cell table:style-name="TableCell782">
            <text:p text:style-name="P783">Information</text:p>
          </table:table-cell>
          <table:table-cell table:style-name="TableCell784">
            <text:p text:style-name="P785">AS2MessageID is &lt;bfd5daad-8e15-11ed-bda9-0000001662aa@H77&gt;</text:p>
          </table:table-cell>
        </table:table-row>
        <text:soft-page-break/>
        <table:table-row table:style-name="TableRow786">
          <table:table-cell table:style-name="TableCell787">
            <text:p text:style-name="P788">1/7/2023 12:24:24.789 AM</text:p>
          </table:table-cell>
          <table:table-cell table:style-name="TableCell789">
            <text:p text:style-name="P790">Information</text:p>
          </table:table-cell>
          <table:table-cell table:style-name="TableCell791">
            <text:p text:style-name="P792">Configuration for recipient.subject overriden by dynamic value  FKNAPHARMA.PSOURCE.820B: Docnum[820] FreseniusSenderSystem[FKNA]</text:p>
          </table:table-cell>
        </table:table-row>
        <table:table-row table:style-name="TableRow793">
          <table:table-cell table:style-name="TableCell794">
            <text:p text:style-name="P795">1/7/2023 12:24:25.171 AM</text:p>
          </table:table-cell>
          <table:table-cell table:style-name="TableCell796">
            <text:p text:style-name="P797">Information</text:p>
          </table:table-cell>
          <table:table-cell table:style-name="TableCell798">
            <text:p text:style-name="P799">Incoming payload has been archived to: /smft_dmz/H77/fdt/0060000215/SMFT-100031_PO-LOGS/AS2/JPMC/KABI_NA/out/IPC_1673047464951_bfd5daad-8e15-11ed-bda9-0000001662aa.as2</text:p>
          </table:table-cell>
        </table:table-row>
        <table:table-row table:style-name="TableRow800">
          <table:table-cell table:style-name="TableCell801">
            <text:p text:style-name="P802">1/7/2023 12:24:25.414 AM</text:p>
          </table:table-cell>
          <table:table-cell table:style-name="TableCell803">
            <text:p text:style-name="P804">Information</text:p>
          </table:table-cell>
          <table:table-cell table:style-name="TableCell805">
            <text:p text:style-name="P806">Message is succcessfully signed with SHA256 (2.16.840.1.101.3.4.2.1) algorithm</text:p>
          </table:table-cell>
        </table:table-row>
        <table:table-row table:style-name="TableRow807">
          <table:table-cell table:style-name="TableCell808">
            <text:p text:style-name="P809">1/7/2023 12:24:25.468 AM</text:p>
          </table:table-cell>
          <table:table-cell table:style-name="TableCell810">
            <text:p text:style-name="P811">Information</text:p>
          </table:table-cell>
          <table:table-cell table:style-name="TableCell812">
            <text:p text:style-name="P813">Message is succcessfully encrypted with DES-EDE3-CBC (1.2.840.113549.3.7)  algorithm</text:p>
          </table:table-cell>
        </table:table-row>
        <table:table-row table:style-name="TableRow814">
          <table:table-cell table:style-name="TableCell815">
            <text:p text:style-name="P816">1/7/2023 12:24:25.468 AM</text:p>
          </table:table-cell>
          <table:table-cell table:style-name="TableCell817">
            <text:p text:style-name="P818">Information</text:p>
          </table:table-cell>
          <table:table-cell table:style-name="TableCell819">
            <text:p text:style-name="P820">AS2 Message Properties :<text:line-break/>Compressed : No;<text:line-break/>Encrypted : Yes. Algorithm Used : DES-EDE3-CBC (1.2.840.113549.3.7) ;<text:line-break/>Signed : Yes. Algorithm Used : SHA256 (2.16.840.1.101.3.4.2.1);<text:line-break/>Message ID : &lt;bfd5daad-8e15-11ed-bda9-0000001662aa@H77&gt;;<text:line-break/>From E-Mail :de-rm.hotline-ebus@fresenius-netcare.com;<text:line-break/>From Name : FreseniusAS2TEST;<text:line-break/>Content Type : application/EDI-X12;<text:line-break/>Content Length : 34673;<text:line-break/>To Name : JPMC;<text:line-break/>File Name :  FKNAPHARMA.PSOURCE.820B.bfd5daad8e1511edbda90000001662aa;<text:line-break/>Subject :  FKNAPHARMA.PSOURCE.820B: Docnum[820] FreseniusSenderSystem[FKNA];<text:line-break/></text:p>
          </table:table-cell>
        </table:table-row>
        <table:table-row table:style-name="TableRow821">
          <table:table-cell table:style-name="TableCell822">
            <text:p text:style-name="P823">1/7/2023 12:24:25.468 AM</text:p>
          </table:table-cell>
          <table:table-cell table:style-name="TableCell824">
            <text:p text:style-name="P825">Information</text:p>
          </table:table-cell>
          <table:table-cell table:style-name="TableCell826">
            <text:p text:style-name="P827">Requested MDN Properties :<text:line-break/>MDN Type : Sync ;<text:line-break/>Signed MDN : Yes. Preferred Algorithm : optional,sha-256;<text:line-break/>MIC Requested : Yes;<text:line-break/></text:p>
          </table:table-cell>
        </table:table-row>
        <table:table-row table:style-name="TableRow828">
          <table:table-cell table:style-name="TableCell829">
            <text:p text:style-name="P830">1/7/2023 12:24:25.469 AM</text:p>
          </table:table-cell>
          <table:table-cell table:style-name="TableCell831">
            <text:p text:style-name="P832">Information</text:p>
          </table:table-cell>
          <table:table-cell table:style-name="TableCell833">
            <text:p text:style-name="P834">HTTP POST REQUEST Header Properties :<text:line-break/>Accept: */*;<text:line-break/>AS2-From: FreseniusAS2TEST;<text:line-break/>Connection: close;<text:line-break/>Disposition-Notification-To: de-rm.hotline-ebus@fresenius-netcare.com;<text:line-break/>AS2-Version: 1.1;<text:line-break/>Message-Id: &lt;bfd5daad-8e15-11ed-bda9-0000001662aa@H77&gt;;<text:line-break/>From: de-rm.hotline-ebus@fresenius-netcare.com;<text:line-break/>Content-Transfer-Encoding: binary;<text:line-break/>Disposition-Notification-Options: signed-receipt-protocol=optional,pkcs7-signature; signed-receipt-micalg=optional,sha-256;<text:line-break/>Content-Description: S/MIME Encrypted Message;<text:line-break/>EDIINT-Features: multiple-attachments;<text:line-break/>Date: Fri, 06 Jan 2023 23:24:25 GMT;<text:line-break/>MIME-Version: 1.0;<text:line-break/>Subject:  FKNAPHARMA.PSOURCE.820B: Docnum[820] FreseniusSenderSystem[FKNA];<text:line-break/>Content-Disposition: attachment; filename="smime.p7m";<text:line-break/>AS2-To: JPMC;<text:line-break/>Content-Length: 38807;<text:line-break/>Content-Type: application/pkcs7-mime; name=smime.p7m;  smime-type=enveloped-data;<text:line-break/></text:p>
          </table:table-cell>
        </table:table-row>
        <table:table-row table:style-name="TableRow835">
          <table:table-cell table:style-name="TableCell836">
            <text:p text:style-name="P837">1/7/2023 12:24:25.701 AM</text:p>
          </table:table-cell>
          <table:table-cell table:style-name="TableCell838">
            <text:p text:style-name="P839">Information</text:p>
          </table:table-cell>
          <table:table-cell table:style-name="TableCell840">
            <text:p text:style-name="P841">The message as been archived to: /smft_dmz/H77/fdt/0060000215/SMFT-100031_PO-LOGS/AS2/JPMC/KABI_NA/out/AMM_1673047465469_bfd5daad-8e15-11ed-bda9-0000001662aa.as2</text:p>
          </table:table-cell>
        </table:table-row>
        <table:table-row table:style-name="TableRow842">
          <table:table-cell table:style-name="TableCell843">
            <text:p text:style-name="P844">1/7/2023 12:24:27.150 AM</text:p>
          </table:table-cell>
          <table:table-cell table:style-name="TableCell845">
            <text:p text:style-name="P846">Information</text:p>
          </table:table-cell>
          <table:table-cell table:style-name="TableCell847">
            <text:p text:style-name="P848">received MDN (2.4 KiB)</text:p>
          </table:table-cell>
        </table:table-row>
        <text:soft-page-break/>
        <table:table-row table:style-name="TableRow849">
          <table:table-cell table:style-name="TableCell850">
            <text:p text:style-name="P851">1/7/2023 12:24:27.335 AM</text:p>
          </table:table-cell>
          <table:table-cell table:style-name="TableCell852">
            <text:p text:style-name="P853">Information</text:p>
          </table:table-cell>
          <table:table-cell table:style-name="TableCell854">
            <text:p text:style-name="P855">MDN has been archived to: /smft_dmz/H77/fdt/0060000215/SMFT-100031_PO-LOGS/AS2/JPMC/KABI_NA/out/APM_1673047467157_bfd5daad-8e15-11ed-bda9-0000001662aa.mdn</text:p>
          </table:table-cell>
        </table:table-row>
        <table:table-row table:style-name="TableRow856">
          <table:table-cell table:style-name="TableCell857">
            <text:p text:style-name="P858">1/7/2023 12:24:27.352 AM</text:p>
          </table:table-cell>
          <table:table-cell table:style-name="TableCell859">
            <text:p text:style-name="P860">Information</text:p>
          </table:table-cell>
          <table:table-cell table:style-name="TableCell861">
            <text:p text:style-name="P862">MIC (L1Z+WYss+nRakcoXJC1gvSkoJiloCxbOHqbagsCEux4=) is calculated using SHA256 algorithm. </text:p>
          </table:table-cell>
        </table:table-row>
        <table:table-row table:style-name="TableRow863">
          <table:table-cell table:style-name="TableCell864">
            <text:p text:style-name="P865">1/7/2023 12:24:27.352 AM</text:p>
          </table:table-cell>
          <table:table-cell table:style-name="TableCell866">
            <text:p text:style-name="P867">Information</text:p>
          </table:table-cell>
          <table:table-cell table:style-name="TableCell868">
            <text:p text:style-name="P869">CONTENT-TYPE of MDN is : multipart/signed; </text:p>
          </table:table-cell>
        </table:table-row>
        <table:table-row table:style-name="TableRow870">
          <table:table-cell table:style-name="TableCell871">
            <text:p text:style-name="P872">1/7/2023 12:24:27.356 AM</text:p>
          </table:table-cell>
          <table:table-cell table:style-name="TableCell873">
            <text:p text:style-name="P874">Information</text:p>
          </table:table-cell>
          <table:table-cell table:style-name="TableCell875">
            <text:p text:style-name="P876">MDN is signed by Version: 1<text:line-break/>SignerID: {<text:line-break/> SerialNumber: 129922478833182391466052810162931388989<text:line-break/> Issuer: CN=Entrust Certification Authority - L1M,OU=(c) 2014 Entrust, Inc. - for authorized use only,OU=See www.entrust.net/legal-terms,O=Entrust, Inc.,C=US<text:line-break/>}<text:line-break/>DigestAlgorithm: SHA1 (1.3.14.3.2.26)<text:line-break/>SignatureAlgorithm: rsaEncryption (1.2.840.113549.1.1.1)<text:line-break/>SignatureValue: 256 Bytes [36:1F:65:82:31...]<text:line-break/>Signed Attributes: {<text:line-break/> Attribute No. 1: contentType:<text:line-break/> OBJECT ID = PKCS#7 data (1.2.840.113549.1.7.1)<text:line-break/> Attribute No. 2: signingTime:<text:line-break/> Sat Jan 07 00:24:26 CET 2023<text:line-break/> Attribute No. 3: messageDigest:<text:line-break/> 62:CA:34:CA:6B:F7:E8:0A:87:C8:5A:90:16:22:EE:A6:5C:7C:34:00<text:line-break/> Attribute No. 4: symmetricCapabilities:<text:line-break/> This SMIMECapabilities contains 5 capabilities:<text:line-break/> DES-EDE3-CBC, RC2-CBC, RC2-CBC, RC2-CBC, DES-CBC<text:line-break/>}<text:line-break/>Unsigned Attributes: {<text:line-break/><text:line-break/>}<text:line-break/>. Signature is verified successfully.</text:p>
          </table:table-cell>
        </table:table-row>
        <table:table-row table:style-name="TableRow877">
          <table:table-cell table:style-name="TableCell878">
            <text:p text:style-name="P879">1/7/2023 12:24:27.356 AM</text:p>
          </table:table-cell>
          <table:table-cell table:style-name="TableCell880">
            <text:p text:style-name="P881">Information</text:p>
          </table:table-cell>
          <table:table-cell table:style-name="TableCell882">
            <text:p text:style-name="P883">MDN is signed with OBJECT ID = SHA1 (1.3.14.3.2.26) algorithm</text:p>
          </table:table-cell>
        </table:table-row>
        <table:table-row table:style-name="TableRow884">
          <table:table-cell table:style-name="TableCell885">
            <text:p text:style-name="P886">1/7/2023 12:24:27.359 AM</text:p>
          </table:table-cell>
          <table:table-cell table:style-name="TableCell887">
            <text:p text:style-name="P888">Information</text:p>
          </table:table-cell>
          <table:table-cell table:style-name="TableCell889">
            <text:p text:style-name="P890">MDN with action-mode automatic-action, sending-mode MDN-sent-automatically and disposition-type processed received</text:p>
          </table:table-cell>
        </table:table-row>
        <table:table-row table:style-name="TableRow891">
          <table:table-cell table:style-name="TableCell892">
            <text:p text:style-name="P893">1/7/2023 12:24:27.361 AM</text:p>
          </table:table-cell>
          <table:table-cell table:style-name="TableCell894">
            <text:p text:style-name="P895">Information</text:p>
          </table:table-cell>
          <table:table-cell table:style-name="TableCell896">
            <text:p text:style-name="P897">Acknowledgement creation triggered for type: ApplicationAck</text:p>
          </table:table-cell>
        </table:table-row>
        <table:table-row table:style-name="TableRow898">
          <table:table-cell table:style-name="TableCell899">
            <text:p text:style-name="P900">1/7/2023 12:24:27.366 AM</text:p>
          </table:table-cell>
          <table:table-cell table:style-name="TableCell901">
            <text:p text:style-name="P902">Information</text:p>
          </table:table-cell>
          <table:table-cell table:style-name="TableCell903">
            <text:p text:style-name="P904">Acknowledgement creation triggered for type: SystemAck</text:p>
          </table:table-cell>
        </table:table-row>
        <table:table-row table:style-name="TableRow905">
          <table:table-cell table:style-name="TableCell906">
            <text:p text:style-name="P907">1/7/2023 12:24:27.370 AM</text:p>
          </table:table-cell>
          <table:table-cell table:style-name="TableCell908">
            <text:p text:style-name="P909">Information</text:p>
          </table:table-cell>
          <table:table-cell table:style-name="TableCell910">
            <text:p text:style-name="P911">Message was successfully processed by the JCA adapter</text:p>
          </table:table-cell>
        </table:table-row>
        <table:table-row table:style-name="TableRow912">
          <table:table-cell table:style-name="TableCell913">
            <text:p text:style-name="P914">1/7/2023 12:24:27.374 AM</text:p>
          </table:table-cell>
          <table:table-cell table:style-name="TableCell915">
            <text:p text:style-name="P916">Information</text:p>
          </table:table-cell>
          <table:table-cell table:style-name="TableCell917">
            <text:p text:style-name="P918">Message was successfully transmitted to endpoint &lt;local&gt; using connection SOAP_http://sap.com/xi/XI/System</text:p>
          </table:table-cell>
        </table:table-row>
        <table:table-row table:style-name="TableRow919">
          <table:table-cell table:style-name="TableCell920">
            <text:p text:style-name="P921">1/7/2023 12:24:27.381 AM</text:p>
          </table:table-cell>
          <table:table-cell table:style-name="TableCell922">
            <text:p text:style-name="P923">Information</text:p>
          </table:table-cell>
          <table:table-cell table:style-name="TableCell924">
            <text:p text:style-name="P925">Acknowledgement sent successfully for type: SystemAck</text:p>
          </table:table-cell>
        </table:table-row>
        <table:table-row table:style-name="TableRow926">
          <table:table-cell table:style-name="TableCell927">
            <text:p text:style-name="P928">1/7/2023 12:24:27.381 AM</text:p>
          </table:table-cell>
          <table:table-cell table:style-name="TableCell929">
            <text:p text:style-name="P930">Information</text:p>
          </table:table-cell>
          <table:table-cell table:style-name="TableCell931">
            <text:p text:style-name="P932">Message status set to DLVD</text:p>
          </table:table-cell>
        </table:table-row>
        <table:table-row table:style-name="TableRow933">
          <table:table-cell table:style-name="TableCell934">
            <text:p text:style-name="P935">1/7/2023 12:24:27.382 AM</text:p>
          </table:table-cell>
          <table:table-cell table:style-name="TableCell936">
            <text:p text:style-name="P937">Information</text:p>
          </table:table-cell>
          <table:table-cell table:style-name="TableCell938">
            <text:p text:style-name="P939">Acknowledgement sent successfully for type: ApplicationAck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stextview" style:display-name="lstextview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25in" fo:margin-left="0.25in" fo:margin-bottom="0.25in" fo:margin-right="0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ndra Bade</meta:initial-creator>
    <dc:creator>Chandra Bade</dc:creator>
    <meta:creation-date>2023-01-07T00:50:00Z</meta:creation-date>
    <dc:date>2023-01-07T01:01:00Z</dc:date>
    <meta:template xlink:href="Normal.dotm" xlink:type="simple"/>
    <meta:editing-cycles>1</meta:editing-cycles>
    <meta:editing-duration>PT0S</meta:editing-duration>
    <meta:document-statistic meta:page-count="5" meta:paragraph-count="27" meta:word-count="2072" meta:character-count="13861" meta:row-count="98" meta:non-whitespace-character-count="11816"/>
  </office:meta>
</office:document-meta>
</file>